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normal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Courier New" fo:font-style="normal" style:font-style-asian="normal" style:font-style-complex="normal"/>
    </style:style>
    <style:style style:name="P4" style:family="paragraph" style:parent-style-name="Standard">
      <style:paragraph-properties fo:line-height="150%"/>
      <style:text-properties style:font-name="Courier New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Times New Roman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1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spection in Python: Looking into your toolbox</text:h>
      <text:p text:style-name="P10">You can think of programming as a craftsmans' place of work: there is a set of tools that allow you to get things done. As an apprentice of Python, you might want to know at the beginning <text:span text:style-name="T1">„Which tools are there?”</text:span><text:span text:style-name="T3">. In the Python shell, it is easy to look into your toolbox and see what is inside:</text:span></text:p>
      <text:p text:style-name="P11"/>
      <text:p text:style-name="P3">&gt;&gt;&gt; dir()</text:p>
      <text:p text:style-name="P3">['__builtins__', '__doc__', '__name__', '__package__'] </text:p>
      <text:p text:style-name="P12"/>
      <text:p text:style-name="P10">Let's see what we have in our toolbox: There are apparently four different items here. We can type them one by one to see what they are:</text:p>
      <text:p text:style-name="P12"/>
      <text:p text:style-name="P4">&gt;&gt;&gt; __name__</text:p>
      <text:p text:style-name="P4">'__main__'</text:p>
      <text:p text:style-name="P4">&gt;&gt;&gt; __doc__</text:p>
      <text:p text:style-name="P4">&gt;&gt;&gt; __package__</text:p>
      <text:p text:style-name="P4">&gt;&gt;&gt; __builtins__</text:p>
      <text:p text:style-name="P4">&lt;module '__builtin__' (built-in)&gt;</text:p>
      <text:p text:style-name="P12"/>
      <text:p text:style-name="P10">__name__ seems to be some kind of label for our toolbox. __doc__ and __package__ both seem to be empty. Not very helpful so far. How about __builtin__? This appears to be a 'module', some kind of box. Could we look into this box as well? We can:</text:p>
      <text:p text:style-name="P7"/>
      <text:p text:style-name="P4">&gt;&gt;&gt; dir(__builtins__)</text:p>
      <text:p text:style-name="P4">['ArithmeticError', 'AssertionError', 'AttributeError',</text:p>
      <text:p text:style-name="P4">…</text:p>
      <text:p text:style-name="P4">'tuple', 'type', 'unichr', 'unicode', 'vars', 'xrange', 'zip']</text:p>
      <text:p text:style-name="P4"/>
      <text:p text:style-name="P10">Whoa! Thats a lot of things. Actually, all these items are <text:span text:style-name="T1">built-in</text:span>, so they can be used any time in Python by typing their names. You can e.g. try what print does:</text:p>
      <text:p text:style-name="P7"/>
      <text:p text:style-name="P4">&gt;&gt;&gt; print</text:p>
      <text:p text:style-name="P4">&gt;&gt;&gt; </text:p>
      <text:p text:style-name="P4"/>
      <text:p text:style-name="P9">This creates an empty line. Could be useful. </text:p>
      <text:p text:style-name="P9"><text:soft-page-break/></text:p>
      <text:p text:style-name="P9">Lets try something else:</text:p>
      <text:p text:style-name="P7"/>
      <text:p text:style-name="P4">&gt;&gt;&gt; cmp</text:p>
      <text:p text:style-name="P4">&lt;built-in function cmp&gt;</text:p>
      <text:p text:style-name="P4"/>
      <text:p text:style-name="P10">Isn't there something that tells us <text:span text:style-name="T2">in human language</text:span> what a given tool might be good for?</text:p>
      <text:p text:style-name="P7"/>
      <text:p text:style-name="P4">&gt;&gt;&gt; help(cmp)</text:p>
      <text:p text:style-name="P4">Help on built-in function cmp in module __builtin__:</text:p>
      <text:p text:style-name="P4"/>
      <text:p text:style-name="P4">cmp(...)</text:p>
      <text:p text:style-name="P4"><text:s text:c="4"/>cmp(x, y) -&gt; integer</text:p>
      <text:p text:style-name="P4"><text:s text:c="4"/></text:p>
      <text:p text:style-name="P4"><text:s text:c="4"/>Return negative if x&lt;y, zero if x==y, positive if x&gt;y.</text:p>
      <text:p text:style-name="P4"/>
      <text:p text:style-name="P9">So eventually, we can use this to compare numbers (and maybe other things) later.</text:p>
      <text:h text:style-name="Heading_20_4" text:outline-level="4">Summary:</text:h>
      <text:list xml:id="list32239807" text:style-name="L1">
        <text:list-item>
          <text:p text:style-name="P14">Python is a set of tools that are grouped into boxes.</text:p>
        </text:list-item>
        <text:list-item>
          <text:p text:style-name="P13"><text:span text:style-name="T4">dir()</text:span><text:span text:style-name="T5"> shows all names of things (tools and toolboxes) available in Python.</text:span></text:p>
        </text:list-item>
        <text:list-item>
          <text:p text:style-name="P13"><text:span text:style-name="T4">dir(something)</text:span><text:span text:style-name="T5"> shows everything inside a box-like structure.</text:span></text:p>
        </text:list-item>
        <text:list-item>
          <text:p text:style-name="P13"><text:span text:style-name="T4">help(something)</text:span><text:span text:style-name="T5"> shows a description of a tool or toolbox.</text:span></text:p>
        </text:list-item>
      </text:list>
      <text:p text:style-name="P5"/>
      <text:h text:style-name="Heading_20_4" text:outline-level="4">Task 1: </text:h>
      <text:p text:style-name="P8">Read the text above and try the three comands described there.</text:p>
      <text:p text:style-name="P8"/>
      <text:h text:style-name="Heading_20_4" text:outline-level="4">Taks 2:</text:h>
      <text:p text:style-name="P8">Import one of the standard modules <text:span text:style-name="T4">random, math </text:span>or<text:span text:style-name="T4"> time</text:span>. </text:p>
      <text:p text:style-name="P8"/>
      <text:p text:style-name="P1">&gt;&gt;&gt; import random</text:p>
      <text:p text:style-name="P2"/>
      <text:p text:style-name="P8">Examine them using <text:span text:style-name="T4">dir </text:span>and <text:span text:style-name="T4">help</text:span> and identify three functions that you are able to use. Explain to the group what they do and how to use them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07T12:11:00.32</dc:date>
    <meta:editing-duration>PT01H10M57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2" meta:paragraph-count="42" meta:word-count="379" meta:character-count="2180"/>
    <meta:user-defined meta:name="Info 1"/>
    <meta:user-defined meta:name="Info 2"/>
    <meta:user-defined meta:name="Info 3"/>
    <meta:user-defined meta:name="Info 4"/>
  </office:meta>
</office:document-meta>
</file>